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2.6819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352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6827in"/>
    </style:style>
    <style:style style:name="co9" style:family="table-column">
      <style:table-column-properties fo:break-before="auto" style:column-width="1.0846in"/>
    </style:style>
    <style:style style:name="co10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0.7264in"/>
    </style:style>
    <style:style style:name="co13" style:family="table-column">
      <style:table-column-properties fo:break-before="auto" style:column-width="0.9209in"/>
    </style:style>
    <style:style style:name="co14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2138in" fo:break-before="auto" style:use-optimal-row-height="true"/>
    </style:style>
    <style:style style:name="ro6" style:family="table-row">
      <style:table-row-properties style:row-height="0.7811in" fo:break-before="auto" style:use-optimal-row-height="fals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1.0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31pt solid #3c3c3c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245" table:default-cell-style-name="ce11"/>
        <table:table-column table:style-name="co14" table:number-columns-repeated="767" table:default-cell-style-name="Default"/>
        <table:table-row table:style-name="ro2">
          <table:table-cell table:style-name="ce1" office:value-type="string" table:number-columns-spanned="12" table:number-rows-spanned="1">
            <text:p>VV Titanium Pigments Pvt Ltd</text:p>
            <text:p>Tuticorin</text:p>
          </table:table-cell>
          <table:covered-table-cell table:number-columns-repeated="11" table:style-name="ce1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Comparison Chart</text:p>
          </table:table-cell>
          <table:covered-table-cell table:number-columns-repeated="11" table:style-name="ce2"/>
          <table:table-cell table:number-columns-repeated="1012"/>
        </table:table-row>
        <table:table-row table:style-name="ro4">
          <table:table-cell table:style-name="ce3" office:value-type="string" table:number-columns-spanned="3" table:number-rows-spanned="1">
            <text:p>Indent No:</text:p>
          </table:table-cell>
          <table:covered-table-cell table:number-columns-repeated="2" table:style-name="ce3"/>
          <table:table-cell table:style-name="ce3" office:value-type="string" table:number-columns-spanned="4" table:number-rows-spanned="1">
            <text:p>Indent Date:</text:p>
          </table:table-cell>
          <table:covered-table-cell table:number-columns-repeated="3" table:style-name="ce3"/>
          <table:table-cell table:style-name="ce21" table:number-columns-spanned="5" table:number-rows-spanned="1"/>
          <table:covered-table-cell table:number-columns-repeated="4" table:style-name="ce21"/>
          <table:table-cell table:number-columns-repeated="1012"/>
        </table:table-row>
        <table:table-row table:style-name="ro5">
          <table:table-cell table:style-name="ce4" office:value-type="string">
            <text:p>Code 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UOM</text:p>
          </table:table-cell>
          <table:table-cell table:style-name="ce4" office:value-type="string">
            <text:p>Qty</text:p>
          </table:table-cell>
          <table:table-cell table:style-name="ce13" office:value-type="string" table:number-columns-spanned="2" table:number-rows-spanned="1">
            <text:p><text:a xlink:href="python://get_info(o,1).supplier_location_id and get_info(o,1).supplier_location_id.name or False" xlink:type="simple">location</text:a></text:p>
          </table:table-cell>
          <table:covered-table-cell table:style-name="ce13"/>
          <table:table-cell table:style-name="ce20" office:value-type="string" table:number-columns-spanned="2" table:number-rows-spanned="1">
            <text:p><text:a xlink:href="python://get_info(o,2).supplier_location_id and get_info(o,2).supplier_location_id.name or False" xlink:type="simple">location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3).supplier_location_id and get_info(o,3).supplier_location_id.name or False" xlink:type="simple">location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4).supplier_location_id and get_info(o,4).supplier_location_id.name or False" xlink:type="simple">location</text:a></text:p>
          </table:table-cell>
          <table:covered-table-cell table:style-name="ce20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5" table:number-columns-repeated="4"/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6" office:value-type="string" table:number-columns-spanned="12" table:number-rows-spanned="1">
            <text:p><text:a xlink:href="python://for%20each=%22seq,line%20in%20enumerate(o.name.rfq_line)%22" xlink:type="simple">for</text:a></text:p>
          </table:table-cell>
          <table:covered-table-cell table:number-columns-repeated="3" table:style-name="ce5"/>
          <table:covered-table-cell table:number-columns-repeated="8" table:style-name="ce14"/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string">
            <text:p><text:a xlink:href="python://line.product_id.default_code" xlink:type="simple">default_code</text:a></text:p>
          </table:table-cell>
          <table:table-cell table:style-name="ce12" office:value-type="string">
            <text:p><text:a xlink:href="python://line.product_id.description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12" office:value-type="string">
            <text:p><text:a xlink:href="python://line.product_uom_qty" xlink:type="simple">qty</text:a></text:p>
          </table:table-cell>
          <table:table-cell table:style-name="ce7" office:value-type="string">
            <text:p><text:span text:style-name="T1"><text:a xlink:href="python://if%20test=%22is_bold(o,get_vendor(o,1,line)['rate'],line)%20==%20True%22" xlink:type="simple">if</text:a></text:span><text:span text:style-name="T1"> <text:s text:c="2"/></text:span><text:span text:style-name="T2"><text:a xlink:href="python://get_vendor(o,1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1,line)['rate'],line)%20==%20False%22" xlink:type="simple">if</text:a></text:span><text:span text:style-name="T1"> <text:s text:c="2"/></text:span><text:span text:style-name="T1"><text:a xlink:href="python://get_vendor(o,1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1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2,line)['rate'],line)%20==%20True%22" xlink:type="simple">if</text:a></text:span><text:span text:style-name="T1"> <text:s text:c="2"/></text:span><text:span text:style-name="T2"><text:a xlink:href="python://get_vendor(o,2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2,line)['rate'],line)%20==%20False%22" xlink:type="simple">if</text:a></text:span><text:span text:style-name="T1"> <text:s text:c="2"/></text:span><text:span text:style-name="T1"><text:a xlink:href="python://get_vendor(o,2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2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3,line)['rate'],line)%20==%20True%22" xlink:type="simple">if</text:a></text:span><text:span text:style-name="T1"> <text:s text:c="2"/></text:span><text:span text:style-name="T2"><text:a xlink:href="python://get_vendor(o,3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3,line)['rate'],line)%20==%20False%22" xlink:type="simple">if</text:a></text:span><text:span text:style-name="T1"> <text:s text:c="2"/></text:span><text:span text:style-name="T1"><text:a xlink:href="python://get_vendor(o,3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3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4,line)['rate'],line)%20==%20True%22" xlink:type="simple">if</text:a></text:span><text:span text:style-name="T1"> <text:s text:c="2"/></text:span><text:span text:style-name="T2"><text:a xlink:href="python://get_vendor(o,4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4,line)['rate'],line)%20==%20False%22" xlink:type="simple">if</text:a></text:span><text:span text:style-name="T1"> <text:s text:c="2"/></text:span><text:span text:style-name="T1"><text:a xlink:href="python://get_vendor(o,4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4,line)['value']" xlink:type="simple">value</text:a>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style-name="ce5" office:value-type="string">
            <text:p>3/4 DC CABLE GLAND</text:p>
          </table:covered-table-cell>
          <table:covered-table-cell table:style-name="ce5" office:value-type="string">
            <text:p>NO</text:p>
          </table:covered-table-cell>
          <table:covered-table-cell table:style-name="ce5" office:value-type="float" office:value="15">
            <text:p>15</text:p>
          </table:covered-table-cell>
          <table:covered-table-cell table:style-name="ce7" office:value-type="float" office:value="60">
            <text:p>60.00</text:p>
          </table:covered-table-cell>
          <table:covered-table-cell table:style-name="ce12" office:value-type="float" office:value="945">
            <text:p>945.00</text:p>
          </table:covered-table-cell>
          <table:covered-table-cell table:style-name="ce7" office:value-type="float" office:value="6">
            <text:p>6.00</text:p>
          </table:covered-table-cell>
          <table:covered-table-cell table:style-name="ce7" office:value-type="float" office:value="1440">
            <text:p>1440.00</text:p>
          </table:covered-table-cell>
          <table:covered-table-cell table:style-name="ce7" office:value-type="float" office:value="20">
            <text:p>20.00</text:p>
          </table:covered-table-cell>
          <table:covered-table-cell table:style-name="ce7" office:value-type="float" office:value="1350">
            <text:p>1350.00</text:p>
          </table:covered-table-cell>
          <table:covered-table-cell table:style-name="ce7" office:value-type="float" office:value="62">
            <text:p>62.00</text:p>
          </table:covered-table-cell>
          <table:covered-table-cell table:style-name="ce7" office:value-type="float" office:value="930">
            <text:p>930.00</text:p>
          </table:covered-table-cell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/>
          <table:table-cell table:style-name="ce4" office:value-type="string">
            <text:p>Discount</text:p>
          </table:table-cell>
          <table:table-cell table:style-name="ce5" table:number-columns-repeated="2"/>
          <table:table-cell table:style-name="ce7"/>
          <table:table-cell table:style-name="ce7" office:value-type="string">
            <text:p><text:a xlink:href="python://get_disc(o,1)['disc']" xlink:type="simple">disc</text:a></text:p>
          </table:table-cell>
          <table:table-cell table:style-name="ce7"/>
          <table:table-cell table:style-name="ce7" office:value-type="string">
            <text:p><text:a xlink:href="python://get_disc(o,2)['disc']" xlink:type="simple">disc</text:a></text:p>
          </table:table-cell>
          <table:table-cell table:style-name="ce7"/>
          <table:table-cell table:style-name="ce7" office:value-type="string">
            <text:p><text:a xlink:href="python://get_disc(o,3)['disc']" xlink:type="simple">disc</text:a></text:p>
          </table:table-cell>
          <table:table-cell table:style-name="ce7"/>
          <table:table-cell table:style-name="ce7" office:value-type="string">
            <text:p><text:a xlink:href="python://get_disc(o,4)['disc']" xlink:type="simple">disc</text:a></text:p>
          </table:table-cell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 table:number-columns-repeated="4"/>
          <table:table-cell table:style-name="ce7"/>
          <table:table-cell table:style-name="ce7" office:value-type="string">
            <text:p><text:a xlink:href="python://get_disc(o,1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2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3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4)['sum_value']" xlink:type="simple">sum_value</text:a></text:p>
          </table:table-cell>
          <table:table-cell table:number-columns-repeated="1012"/>
        </table:table-row>
        <table:table-row table:style-name="ro4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FCR Basis</text:p>
          </table:table-cell>
          <table:table-cell table:style-name="ce5" table:number-columns-repeated="2"/>
          <table:table-cell table:style-name="ce13" office:value-type="string" table:number-columns-spanned="2" table:number-rows-spanned="1">
            <text:p><text:a xlink:href="python://get_info(o,1)%20and%20get_info(o,1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2)%20and%20get_info(o,2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3)%20and%20get_info(o,3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4)%20and%20get_info(o,4).for_basis" xlink:type="simple">for_basis</text:a></text:p>
          </table:table-cell>
          <table:covered-table-cell table:style-name="ce13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P &amp; F Charges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2)%20and%20get_info(o,2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3)%20and%20get_info(o,3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4)%20and%20get_info(o,4).amount_p_f" xlink:type="simple">amount_p_f</text:a></text:p>
          </table:table-cell>
          <table:covered-table-cell table:style-name="ce15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Excise Duty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Tax (CST/VAT)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Other Taxes</text:p>
          </table:table-cell>
          <table:table-cell table:style-name="ce5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Gross Landed Co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gross" xlink:type="simple">amount_gross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Less ED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Less V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net" xlink:type="simple">amount_net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Unit 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unit_net" xlink:type="simple">amount_unit_net</text:a></text:p>
          </table:table-cell>
          <table:covered-table-cell table:style-name="ce18"/>
          <table:table-cell table:number-columns-repeated="1012"/>
        </table:table-row>
        <table:table-row table:style-name="ro6">
          <table:table-cell table:style-name="ce5"/>
          <table:table-cell table:style-name="ce13" office:value-type="string" table:number-columns-spanned="3" table:number-rows-spanned="1">
            <text:p>Payment Terms: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<text:a xlink:href="python://get_info(o,1)%20and%20get_info(o,1).payment_term_id%20and%20get_info(o,1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2)%20and%20get_info(o,2).payment_term_id%20and%20get_info(o,2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3)%20and%20get_info(o,3).payment_term_id%20and%20get_info(o,3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4)%20and%20get_info(o,4).payment_term_id%20and%20get_info(o,4).payment_term_id.name" xlink:type="simple">payment_term_id</text:a></text:p>
          </table:table-cell>
          <table:covered-table-cell table:style-name="ce19"/>
          <table:table-cell table:number-columns-repeated="1012"/>
        </table:table-row>
        <table:table-row table:style-name="ro7">
          <table:table-cell table:style-name="ce5"/>
          <table:table-cell table:style-name="ce13" office:value-type="string" table:number-columns-spanned="3" table:number-rows-spanned="1">
            <text:p>Delivery Schedule:</text:p>
          </table:table-cell>
          <table:covered-table-cell table:number-columns-repeated="2" table:style-name="ce13"/>
          <table:table-cell table:style-name="ce16" office:value-type="string" table:number-columns-spanned="2" table:number-rows-spanned="1">
            <text:p><text:a xlink:href="python://get_info(o,1)%20and%20get_info(o,1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2)%20and%20get_info(o,2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3)%20and%20get_info(o,3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4)%20and%20get_info(o,4).schedule" xlink:type="simple">schedule</text:a></text:p>
          </table:table-cell>
          <table:covered-table-cell table:style-name="ce13"/>
          <table:table-cell table:number-columns-repeated="1012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3">
          <table:table-cell table:style-name="ce10" office:value-type="string" table:number-columns-spanned="6" table:number-rows-spanned="1">
            <text:p>Prepared By : </text:p>
          </table:table-cell>
          <table:covered-table-cell table:number-columns-repeated="5" table:style-name="ce10"/>
          <table:table-cell table:style-name="ce21" office:value-type="string" table:number-columns-spanned="6" table:number-rows-spanned="1">
            <text:p>Forwared By</text:p>
          </table:table-cell>
          <table:covered-table-cell table:number-columns-repeated="5" table:style-name="ce21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4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03-17T09:07:19</dc:date>
    <dc:creator>phuoc </dc:creator>
    <meta:editing-duration>PT5H51M18S</meta:editing-duration>
    <meta:editing-cycles>67</meta:editing-cycles>
    <meta:generator>LibreOffice/3.5$Linux_x86 LibreOffice_project/350m1$Build-2</meta:generator>
    <meta:document-statistic meta:table-count="3" meta:cell-count="116" meta:object-count="0"/>
  </office:meta>
</office:document-meta>
</file>